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hitney" svg:font-family="Whitney, 'Helvetica Neue', Helvetica, Arial, sans-serif"/>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fo:font-style="italic" style:font-name-asian="Arial2" style:font-size-asian="10pt" style:font-style-asian="italic" style:font-name-complex="Arial2" style:font-size-complex="10pt"/>
    </style:style>
    <style:style style:name="P2" style:family="paragraph" style:parent-style-name="Standard">
      <loext:graphic-properties draw:fill="solid" draw:fill-color="#ffffff"/>
      <style:paragraph-properties fo:margin-top="0.353cm" fo:margin-bottom="0cm" loext:contextual-spacing="false" fo:line-height="100%" fo:text-align="center" style:justify-single-word="false" fo:background-color="#ffffff" fo:padding="0cm" fo:border="none"/>
      <style:text-properties style:font-name="Arial" fo:font-size="10pt" style:font-name-asian="Arial2" style:font-size-asian="10pt" style:font-name-complex="Arial2" style:font-size-complex="10pt"/>
    </style:style>
    <style:style style:name="P3"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style:font-name-asian="Arial2" style:font-size-asian="10pt" style:font-name-complex="Arial2" style:font-size-complex="10pt"/>
    </style:style>
    <style:style style:name="P4"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5543a" officeooo:paragraph-rsid="0005543a" style:font-name-asian="Arial2" style:font-size-asian="10pt" style:font-name-complex="Arial2" style:font-size-complex="10pt"/>
    </style:style>
    <style:style style:name="P5"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style:font-name="Arial" fo:font-size="10pt" officeooo:rsid="0005543a" officeooo:paragraph-rsid="0005543a" style:font-name-asian="Arial2" style:font-size-asian="10pt" style:font-name-complex="Arial2" style:font-size-complex="10pt"/>
    </style:style>
    <style:style style:name="P6"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5543a" officeooo:paragraph-rsid="00158996" style:font-name-asian="Arial2" style:font-size-asian="10pt" style:font-name-complex="Arial2" style:font-size-complex="10pt"/>
    </style:style>
    <style:style style:name="P7"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5543a" officeooo:paragraph-rsid="0016af33" style:font-name-asian="Arial2" style:font-size-asian="10pt" style:font-name-complex="Arial2" style:font-size-complex="10pt"/>
    </style:style>
    <style:style style:name="P8"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66480" officeooo:paragraph-rsid="00066480" style:font-name-asian="Arial2" style:font-size-asian="10pt" style:font-name-complex="Arial2" style:font-size-complex="10pt"/>
    </style:style>
    <style:style style:name="P9"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66480" officeooo:paragraph-rsid="00175ea5" style:font-name-asian="Arial2" style:font-size-asian="10pt" style:font-name-complex="Arial2" style:font-size-complex="10pt"/>
    </style:style>
    <style:style style:name="P10"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7a757" officeooo:paragraph-rsid="0007a757" style:font-name-asian="Arial2" style:font-size-asian="10pt" style:font-name-complex="Arial2" style:font-size-complex="10pt"/>
    </style:style>
    <style:style style:name="P11"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92dc2" officeooo:paragraph-rsid="00092dc2" style:font-name-asian="Arial2" style:font-size-asian="10pt" style:font-name-complex="Arial2" style:font-size-complex="10pt"/>
    </style:style>
    <style:style style:name="P12"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style:font-name="Arial" fo:font-size="10pt" officeooo:rsid="00049ff4" officeooo:paragraph-rsid="00049ff4" style:font-name-asian="Arial2" style:font-size-asian="10pt" style:font-name-complex="Arial2" style:font-size-complex="10pt"/>
    </style:style>
    <style:style style:name="P13"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b3e42" officeooo:paragraph-rsid="000b3e42" style:font-name-asian="Arial2" style:font-size-asian="10pt" style:font-name-complex="Arial2" style:font-size-complex="10pt"/>
    </style:style>
    <style:style style:name="P14"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officeooo:rsid="0005543a" officeooo:paragraph-rsid="0005543a" style:font-name-asian="Arial2" style:font-size-asian="10pt" style:font-style-asian="normal" style:font-name-complex="Arial2" style:font-size-complex="10pt" style:font-style-complex="normal"/>
    </style:style>
    <style:style style:name="P15"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officeooo:rsid="0005543a" officeooo:paragraph-rsid="0016af33" style:font-name-asian="Arial2" style:font-size-asian="10pt" style:font-style-asian="normal" style:font-name-complex="Arial2" style:font-size-complex="10pt" style:font-style-complex="normal"/>
    </style:style>
    <style:style style:name="P16"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officeooo:rsid="00066480" officeooo:paragraph-rsid="00066480" style:font-name-asian="Arial2" style:font-size-asian="10pt" style:font-style-asian="normal" style:font-name-complex="Arial2" style:font-size-complex="10pt" style:font-style-complex="normal"/>
    </style:style>
    <style:style style:name="P17" style:family="paragraph" style:parent-style-name="Standard">
      <loext:graphic-properties draw:fill="solid" draw:fill-color="#ffffff"/>
      <style:paragraph-properties fo:margin-top="0.353cm" fo:margin-bottom="0cm" loext:contextual-spacing="false" fo:line-height="100%" fo:background-color="#ffffff" fo:padding="0cm" fo:border="none"/>
      <style:text-properties style:font-name="Arial" fo:font-size="10pt" fo:font-style="normal" fo:font-weight="normal" officeooo:rsid="0005543a" officeooo:paragraph-rsid="0005543a" style:font-name-asian="Arial2" style:font-size-asian="10pt" style:font-style-asian="normal" style:font-weight-asian="normal" style:font-name-complex="Arial2" style:font-size-complex="10pt" style:font-style-complex="normal" style:font-weight-complex="normal"/>
    </style:style>
    <style:style style:name="P18"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rsid="00049ff4" officeooo:paragraph-rsid="00049ff4"/>
    </style:style>
    <style:style style:name="P19"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rsid="0005543a" officeooo:paragraph-rsid="0005543a"/>
    </style:style>
    <style:style style:name="P20"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style:font-name="Arial1" fo:font-size="10pt" officeooo:paragraph-rsid="0010f504" style:font-size-asian="10pt" style:font-size-complex="10pt"/>
    </style:style>
    <style:style style:name="P21"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style:font-name="Arial" fo:font-size="10pt" style:font-name-asian="Arial2" style:font-size-asian="10pt" style:font-name-complex="Arial2" style:font-size-complex="10pt"/>
    </style:style>
    <style:style style:name="P22"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style:font-name="Arial" fo:font-size="10pt" officeooo:paragraph-rsid="001a1856" style:font-name-asian="Arial2" style:font-size-asian="10pt" style:font-name-complex="Arial2" style:font-size-complex="10pt"/>
    </style:style>
    <style:style style:name="P23"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fo:font-size="10pt" officeooo:paragraph-rsid="000cedf3" style:font-size-asian="10pt" style:font-size-complex="10pt"/>
    </style:style>
    <style:style style:name="P24"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style:font-name="Liberation Serif" fo:font-size="10pt" officeooo:paragraph-rsid="000cedf3" style:font-size-asian="10pt" style:font-size-complex="10pt"/>
    </style:style>
    <style:style style:name="P25" style:family="paragraph" style:parent-style-name="Preformatted_20_Text">
      <loext:graphic-properties draw:fill="solid" draw:fill-color="#ffffff"/>
      <style:paragraph-properties fo:margin-top="0.353cm" fo:margin-bottom="0cm" loext:contextual-spacing="false" fo:line-height="100%" fo:background-color="#ffffff" fo:padding="0cm" fo:border="none"/>
      <style:text-properties style:font-name="Arial1" fo:font-size="10pt" style:font-name-asian="Arial2" style:font-size-asian="10pt" style:font-name-complex="Arial2" style:font-size-complex="10pt"/>
    </style:style>
    <style:style style:name="P26"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color="#000000" style:font-name="Arial" fo:font-size="16pt" fo:font-style="normal" fo:font-weight="bold" style:font-name-asian="Arial2" style:font-size-asian="16pt" style:font-style-asian="normal" style:font-weight-asian="bold" style:font-name-complex="Arial2" style:font-size-complex="16pt"/>
    </style:style>
    <style:style style:name="P27" style:family="paragraph" style:parent-style-name="Heading_20_1">
      <loext:graphic-properties draw:fill="solid" draw:fill-color="#ffffff"/>
      <style:paragraph-properties fo:margin-top="0.494cm" fo:margin-bottom="0cm" loext:contextual-spacing="false" fo:line-height="100%" fo:text-align="justify" style:justify-single-word="false" fo:background-color="#ffffff" fo:padding="0cm" fo:border="none"/>
      <style:text-properties fo:color="#000000" style:font-name="Arial" fo:font-size="16pt" fo:font-style="normal" fo:font-weight="bold" officeooo:paragraph-rsid="00049ff4" style:font-name-asian="Arial2" style:font-size-asian="16pt" style:font-style-asian="normal" style:font-weight-asian="bold" style:font-name-complex="Arial2" style:font-size-complex="16pt"/>
    </style:style>
    <style:style style:name="P28"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fo:font-size="16pt" style:font-size-asian="16pt" style:font-size-complex="16pt"/>
    </style:style>
    <style:style style:name="P29" style:family="paragraph" style:parent-style-name="Heading_20_1">
      <loext:graphic-properties draw:fill="solid" draw:fill-color="#ffffff"/>
      <style:paragraph-properties fo:margin-top="0.494cm" fo:margin-bottom="0cm" loext:contextual-spacing="false" fo:line-height="100%" fo:background-color="#ffffff" fo:padding="0cm" fo:border="none"/>
      <style:text-properties style:font-name="Arial1" fo:font-size="16pt" fo:font-style="italic" officeooo:paragraph-rsid="000d82d9" style:font-size-asian="16pt" style:font-style-asian="italic" style:font-size-complex="16pt" style:font-style-complex="italic"/>
    </style:style>
    <style:style style:name="P30" style:family="paragraph" style:parent-style-name="Preformatted_20_Text">
      <style:text-properties fo:font-size="10pt" style:font-size-asian="10pt" style:font-size-complex="10pt"/>
    </style:style>
    <style:style style:name="P31" style:family="paragraph" style:parent-style-name="Preformatted_20_Text">
      <style:text-properties fo:font-size="10pt" officeooo:paragraph-rsid="000fbf10" style:font-size-asian="10pt" style:font-size-complex="10pt"/>
    </style:style>
    <style:style style:name="P32" style:family="paragraph" style:parent-style-name="Preformatted_20_Text">
      <style:text-properties fo:font-size="10pt" fo:font-style="italic" style:font-size-asian="10pt" style:font-style-asian="italic" style:font-size-complex="10pt" style:font-style-complex="italic"/>
    </style:style>
    <style:style style:name="P33" style:family="paragraph" style:parent-style-name="Preformatted_20_Text">
      <style:text-properties fo:font-size="10pt" fo:font-style="italic" officeooo:paragraph-rsid="000cedf3" style:font-size-asian="10pt" style:font-style-asian="italic" style:font-size-complex="10pt" style:font-style-complex="italic"/>
    </style:style>
    <style:style style:name="P34" style:family="paragraph" style:parent-style-name="Preformatted_20_Text">
      <style:text-properties fo:font-size="10pt" fo:font-style="normal" style:font-size-asian="10pt" style:font-style-asian="normal" style:font-size-complex="10pt" style:font-style-complex="normal"/>
    </style:style>
    <style:style style:name="P35" style:family="paragraph" style:parent-style-name="Preformatted_20_Text">
      <style:text-properties style:font-name="Arial1" fo:font-size="10pt" style:font-size-asian="10pt" style:font-size-complex="10pt"/>
    </style:style>
    <style:style style:name="P36" style:family="paragraph" style:parent-style-name="Preformatted_20_Text">
      <style:text-properties style:font-name="Arial1" fo:font-size="10pt" officeooo:paragraph-rsid="000dec94" style:font-size-asian="10pt" style:font-size-complex="10pt"/>
    </style:style>
    <style:style style:name="P37" style:family="paragraph" style:parent-style-name="Preformatted_20_Text">
      <style:text-properties style:font-name="Arial1" fo:font-size="10pt" officeooo:paragraph-rsid="000fbf10" style:font-size-asian="10pt" style:font-size-complex="10pt"/>
    </style:style>
    <style:style style:name="P38" style:family="paragraph" style:parent-style-name="Preformatted_20_Text">
      <style:text-properties style:font-name="Arial1" fo:font-size="10pt" officeooo:paragraph-rsid="001a1856" style:font-size-asian="10pt" style:font-size-complex="10pt"/>
    </style:style>
    <style:style style:name="P39" style:family="paragraph" style:parent-style-name="Preformatted_20_Text">
      <style:text-properties style:font-name="Arial1" fo:font-size="10pt" officeooo:paragraph-rsid="001a3968" style:font-size-asian="10pt" style:font-size-complex="10pt"/>
    </style:style>
    <style:style style:name="P40" style:family="paragraph" style:parent-style-name="Preformatted_20_Text">
      <style:text-properties style:font-name="Arial1" fo:font-size="10pt" officeooo:paragraph-rsid="001b795d" style:font-size-asian="10pt" style:font-size-complex="10pt"/>
    </style:style>
    <style:style style:name="P41" style:family="paragraph" style:parent-style-name="Preformatted_20_Text">
      <style:text-properties style:font-name="Arial1" fo:font-size="10pt" style:text-underline-style="solid" style:text-underline-width="auto" style:text-underline-color="font-color" style:font-size-asian="10pt" style:font-size-complex="10pt"/>
    </style:style>
    <style:style style:name="P42" style:family="paragraph" style:parent-style-name="Preformatted_20_Text">
      <style:text-properties style:font-name="Arial1" fo:font-size="10pt" fo:font-style="normal" style:font-size-asian="10pt" style:font-style-asian="normal" style:font-size-complex="10pt" style:font-style-complex="normal"/>
    </style:style>
    <style:style style:name="P43" style:family="paragraph" style:parent-style-name="Preformatted_20_Text">
      <style:text-properties style:font-name="Arial1" fo:font-size="10pt" fo:font-weight="bold" style:font-size-asian="10pt" style:font-weight-asian="bold" style:font-size-complex="10pt" style:font-weight-complex="bold"/>
    </style:style>
    <style:style style:name="P44" style:family="paragraph" style:parent-style-name="Preformatted_20_Text">
      <style:paragraph-properties fo:margin-top="0cm" fo:margin-bottom="0.499cm" loext:contextual-spacing="false"/>
    </style:style>
    <style:style style:name="P45" style:family="paragraph" style:parent-style-name="Preformatted_20_Text">
      <style:paragraph-properties fo:margin-top="0cm" fo:margin-bottom="0.499cm" loext:contextual-spacing="false"/>
      <style:text-properties fo:font-size="10pt" style:font-size-asian="10pt" style:font-size-complex="10pt"/>
    </style:style>
    <style:style style:name="P46" style:family="paragraph" style:parent-style-name="Preformatted_20_Text">
      <style:paragraph-properties fo:margin-top="0cm" fo:margin-bottom="0.499cm" loext:contextual-spacing="false"/>
      <style:text-properties style:font-name="Arial1"/>
    </style:style>
    <style:style style:name="P47" style:family="paragraph" style:parent-style-name="Preformatted_20_Text">
      <style:paragraph-properties fo:margin-top="0cm" fo:margin-bottom="0.499cm" loext:contextual-spacing="false"/>
      <style:text-properties style:font-name="Arial1" fo:font-size="10pt" style:font-size-asian="10pt" style:font-size-complex="10pt"/>
    </style:style>
    <style:style style:name="P48" style:family="paragraph" style:parent-style-name="Preformatted_20_Text">
      <style:paragraph-properties fo:margin-top="0cm" fo:margin-bottom="0.499cm" loext:contextual-spacing="false"/>
      <style:text-properties style:font-name="Arial1" fo:font-size="10pt" officeooo:rsid="000dec94" officeooo:paragraph-rsid="000dec94" style:font-size-asian="10pt" style:font-size-complex="10pt"/>
    </style:style>
    <style:style style:name="P49" style:family="paragraph" style:parent-style-name="Heading_20_2">
      <style:text-properties style:font-name="Arial1" fo:font-size="13pt" style:font-size-asian="13pt" style:font-size-complex="13pt"/>
    </style:style>
    <style:style style:name="P50" style:family="paragraph" style:parent-style-name="Heading_20_2">
      <style:paragraph-properties fo:text-align="center" style:justify-single-word="false"/>
      <style:text-properties style:font-name="Arial1" fo:font-size="13pt" fo:font-style="italic" style:text-underline-style="solid" style:text-underline-width="auto" style:text-underline-color="font-color" style:font-size-asian="13pt" style:font-style-asian="italic" style:font-size-complex="13pt" style:font-style-complex="italic"/>
    </style:style>
    <style:style style:name="P51" style:family="paragraph" style:parent-style-name="Heading_20_1">
      <style:text-properties style:font-name="Arial1" fo:font-size="16pt" style:font-size-asian="16pt" style:font-size-complex="16pt"/>
    </style:style>
    <style:style style:name="P52" style:family="paragraph" style:parent-style-name="Heading_20_1">
      <style:text-properties style:font-name="Arial1" fo:font-size="16pt" officeooo:paragraph-rsid="000e7bc2" style:font-size-asian="16pt" style:font-size-complex="16pt"/>
    </style:style>
    <style:style style:name="P53" style:family="paragraph" style:parent-style-name="Heading_20_1">
      <style:paragraph-properties fo:text-align="center" style:justify-single-word="false"/>
      <style:text-properties style:font-name="Arial1" fo:font-size="16pt" officeooo:rsid="000fbf10" officeooo:paragraph-rsid="000fbf10" style:font-size-asian="16pt" style:font-size-complex="16pt"/>
    </style:style>
    <style:style style:name="P54" style:family="paragraph" style:parent-style-name="Standard">
      <style:text-properties style:font-name="Arial1" fo:font-size="10pt" officeooo:paragraph-rsid="000dec94" style:font-size-asian="10pt" style:font-size-complex="10pt"/>
    </style:style>
    <style:style style:name="P55" style:family="paragraph" style:parent-style-name="Standard">
      <style:text-properties style:font-name="Arial1" fo:font-size="13pt" style:font-size-asian="13pt" style:font-size-complex="13pt"/>
    </style:style>
    <style:style style:name="P56" style:family="paragraph" style:parent-style-name="Standard" style:list-style-name="L3">
      <style:text-properties style:font-name="Arial1" fo:font-size="10pt" officeooo:paragraph-rsid="000cedf3" style:font-size-asian="10pt" style:font-size-complex="10pt"/>
    </style:style>
    <style:style style:name="P57" style:family="paragraph" style:parent-style-name="Standard" style:list-style-name="L6">
      <style:text-properties style:font-name="Arial1" fo:font-size="10pt" officeooo:paragraph-rsid="000dec94" style:font-size-asian="10pt" style:font-size-complex="10pt"/>
    </style:style>
    <style:style style:name="P58" style:family="paragraph" style:parent-style-name="Standard" style:list-style-name="L1">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style:font-name="Arial" fo:font-size="10pt" officeooo:rsid="00049ff4" officeooo:paragraph-rsid="00049ff4" style:font-name-asian="Arial2" style:font-size-asian="10pt" style:font-name-complex="Arial2" style:font-size-complex="10pt"/>
    </style:style>
    <style:style style:name="P59" style:family="paragraph" style:parent-style-name="Standard" style:list-style-name="L2">
      <loext:graphic-properties draw:fill="solid" draw:fill-color="#ffffff"/>
      <style:paragraph-properties fo:margin-top="0.353cm" fo:margin-bottom="0cm" loext:contextual-spacing="false" fo:line-height="100%" fo:background-color="#ffffff" fo:padding="0cm" fo:border="none"/>
      <style:text-properties style:font-name="Arial" fo:font-size="10pt" officeooo:rsid="00066480" officeooo:paragraph-rsid="00066480" style:font-name-asian="Arial2" style:font-size-asian="10pt" style:font-name-complex="Arial2" style:font-size-complex="10pt"/>
    </style:style>
    <style:style style:name="P60"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fo:color="#000000" style:font-name="Arial" fo:font-size="10pt" officeooo:rsid="0005543a" officeooo:paragraph-rsid="00049ff4" style:font-name-asian="Arial2" style:font-size-asian="10pt" style:font-name-complex="Arial2" style:font-size-complex="10pt"/>
    </style:style>
    <style:style style:name="P61" style:family="paragraph" style:parent-style-name="Standard">
      <loext:graphic-properties draw:fill="solid" draw:fill-color="#ffffff"/>
      <style:paragraph-properties fo:margin-top="0.353cm" fo:margin-bottom="0cm" loext:contextual-spacing="false" fo:line-height="100%" fo:text-align="justify" style:justify-single-word="false" fo:background-color="#ffffff" fo:padding="0cm" fo:border="none"/>
      <style:text-properties officeooo:paragraph-rsid="00049ff4"/>
    </style:style>
    <style:style style:name="P62" style:family="paragraph" style:parent-style-name="Preformatted_20_Text" style:list-style-name="L3">
      <style:text-properties style:font-name="Arial1" fo:font-size="10pt" style:font-size-asian="10pt" style:font-size-complex="10pt"/>
    </style:style>
    <style:style style:name="P63" style:family="paragraph" style:parent-style-name="Preformatted_20_Text" style:list-style-name="L4">
      <style:text-properties style:font-name="Arial1" fo:font-size="10pt" officeooo:paragraph-rsid="000d82d9" style:font-size-asian="10pt" style:font-size-complex="10pt"/>
    </style:style>
    <style:style style:name="P64" style:family="paragraph" style:parent-style-name="Preformatted_20_Text" style:list-style-name="L5">
      <style:text-properties style:font-name="Arial1" fo:font-size="10pt" officeooo:paragraph-rsid="000dec94" style:font-size-asian="10pt" style:font-size-complex="10pt"/>
    </style:style>
    <style:style style:name="P65" style:family="paragraph" style:parent-style-name="Preformatted_20_Text" style:list-style-name="L4">
      <style:text-properties style:font-name="Arial1" officeooo:paragraph-rsid="000d82d9"/>
    </style:style>
    <style:style style:name="P66" style:family="paragraph" style:parent-style-name="Preformatted_20_Text" style:list-style-name="L6">
      <style:text-properties style:font-name="Arial1" officeooo:paragraph-rsid="000dec94"/>
    </style:style>
    <style:style style:name="P67" style:family="paragraph" style:parent-style-name="Preformatted_20_Text" style:list-style-name="L3">
      <style:text-properties fo:font-size="10pt" officeooo:paragraph-rsid="000cedf3" style:font-size-asian="10pt" style:font-size-complex="10pt"/>
    </style:style>
    <style:style style:name="P68" style:family="paragraph" style:parent-style-name="Heading_20_1" style:master-page-name="Standard">
      <loext:graphic-properties draw:fill="solid" draw:fill-color="#ffffff"/>
      <style:paragraph-properties fo:margin-top="0.494cm" fo:margin-bottom="0cm" loext:contextual-spacing="false" fo:line-height="100%" fo:text-align="center" style:justify-single-word="false" style:page-number="1" fo:background-color="#ffffff" fo:padding="0cm" fo:border="none"/>
      <style:text-properties fo:color="#000000" style:font-name="Arial" fo:font-size="16pt" fo:font-style="normal" fo:font-weight="bold" style:font-name-asian="Arial2" style:font-size-asian="16pt" style:font-style-asian="normal" style:font-weight-asian="bold" style:font-name-complex="Arial2" style:font-size-complex="16pt"/>
    </style:style>
    <style:style style:name="T1" style:family="text">
      <style:text-properties fo:color="#000000" style:font-name="Arial" fo:font-style="normal" fo:font-weight="bold" style:font-name-asian="Arial2" style:font-style-asian="normal" style:font-weight-asian="bold" style:font-name-complex="Arial2"/>
    </style:style>
    <style:style style:name="T2" style:family="text">
      <style:text-properties fo:color="#000000" style:font-name="Arial" fo:font-style="normal" fo:font-weight="bold" officeooo:rsid="000cedf3" style:font-name-asian="Arial2" style:font-style-asian="normal" style:font-weight-asian="bold" style:font-name-complex="Arial2"/>
    </style:style>
    <style:style style:name="T3" style:family="text">
      <style:text-properties fo:color="#000000" style:font-name="Arial" fo:font-style="normal" fo:font-weight="bold" officeooo:rsid="001a1856" style:font-name-asian="Arial2" style:font-style-asian="normal" style:font-weight-asian="bold" style:font-name-complex="Arial2"/>
    </style:style>
    <style:style style:name="T4" style:family="text">
      <style:text-properties fo:color="#000000" style:font-name="Arial" fo:font-size="10pt" officeooo:rsid="0005543a" style:font-name-asian="Arial2" style:font-size-asian="10pt" style:font-name-complex="Arial2" style:font-size-complex="10pt"/>
    </style:style>
    <style:style style:name="T5" style:family="text">
      <style:text-properties fo:color="#000000" style:font-name="Arial1" fo:font-size="10pt" officeooo:rsid="0005543a" style:font-name-asian="Arial2" style:font-size-asian="10pt" style:font-name-complex="Arial2" style:font-size-complex="10pt"/>
    </style:style>
    <style:style style:name="T6" style:family="text">
      <style:text-properties fo:color="#000000" style:font-name="Arial1" fo:font-size="10pt" officeooo:rsid="0010f504" style:font-name-asian="Arial2" style:font-size-asian="10pt" style:font-name-complex="Arial2" style:font-size-complex="10pt"/>
    </style:style>
    <style:style style:name="T7" style:family="text">
      <style:text-properties fo:color="#000000" fo:font-style="normal" fo:font-weight="bold" style:font-name-asian="Arial2" style:font-style-asian="normal" style:font-weight-asian="bold" style:font-name-complex="Arial2"/>
    </style:style>
    <style:style style:name="T8" style:family="text">
      <style:text-properties fo:color="#000000" fo:font-style="normal" fo:font-weight="bold" officeooo:rsid="001a1856" style:font-name-asian="Arial2" style:font-style-asian="normal" style:font-weight-asian="bold" style:font-name-complex="Arial2"/>
    </style:style>
    <style:style style:name="T9" style:family="text">
      <style:text-properties fo:color="#000000" fo:font-style="normal" fo:font-weight="bold" officeooo:rsid="000d82d9" style:font-name-asian="Arial2" style:font-style-asian="normal" style:font-weight-asian="bold" style:font-name-complex="Arial2"/>
    </style:style>
    <style:style style:name="T10" style:family="text">
      <style:text-properties fo:color="#000000" officeooo:rsid="0005543a" style:font-name-asian="Arial2" style:font-name-complex="Arial2"/>
    </style:style>
    <style:style style:name="T11" style:family="text">
      <style:text-properties fo:color="#000000" officeooo:rsid="0010f504" style:font-name-asian="Arial2" style:font-name-complex="Arial2"/>
    </style:style>
    <style:style style:name="T12" style:family="text">
      <style:text-properties style:font-name="Arial" fo:font-size="10pt" fo:font-style="italic" style:font-name-asian="Arial2" style:font-size-asian="10pt" style:font-style-asian="italic" style:font-name-complex="Arial2" style:font-size-complex="10pt" style:font-style-complex="italic"/>
    </style:style>
    <style:style style:name="T13" style:family="text">
      <style:text-properties style:font-name="Arial" fo:font-size="10pt" fo:font-style="italic" officeooo:rsid="0005c14f" style:font-name-asian="Arial2" style:font-size-asian="10pt" style:font-style-asian="italic" style:font-name-complex="Arial2" style:font-size-complex="10pt" style:font-style-complex="italic"/>
    </style:style>
    <style:style style:name="T14" style:family="text">
      <style:text-properties style:font-name="Arial" fo:font-size="10pt" fo:font-style="italic" officeooo:rsid="001bbd94" style:font-name-asian="Arial2" style:font-size-asian="10pt" style:font-style-asian="italic" style:font-name-complex="Arial2" style:font-size-complex="10pt" style:font-style-complex="italic"/>
    </style:style>
    <style:style style:name="T15" style:family="text">
      <style:text-properties style:font-name="Arial" fo:font-size="10pt" style:font-name-asian="Arial2" style:font-size-asian="10pt" style:font-name-complex="Arial2" style:font-size-complex="10pt"/>
    </style:style>
    <style:style style:name="T16" style:family="text">
      <style:text-properties style:font-name="Arial" fo:font-size="10pt" officeooo:rsid="00049ff4" style:font-name-asian="Arial2" style:font-size-asian="10pt" style:font-name-complex="Arial2" style:font-size-complex="10pt"/>
    </style:style>
    <style:style style:name="T17" style:family="text">
      <style:text-properties style:font-name="Arial" fo:font-size="10pt" officeooo:rsid="0005543a" style:font-name-asian="Arial2" style:font-size-asian="10pt" style:font-name-complex="Arial2" style:font-size-complex="10pt"/>
    </style:style>
    <style:style style:name="T18" style:family="text">
      <style:text-properties style:font-name="Arial" fo:font-size="10pt" officeooo:rsid="0010f504" style:font-name-asian="Arial2" style:font-size-asian="10pt" style:font-name-complex="Arial2" style:font-size-complex="10pt"/>
    </style:style>
    <style:style style:name="T19" style:family="text">
      <style:text-properties style:font-name="Arial" fo:font-size="10pt" fo:font-weight="bold" style:font-name-asian="Arial2" style:font-size-asian="10pt" style:font-weight-asian="bold" style:font-name-complex="Arial2" style:font-size-complex="10pt"/>
    </style:style>
    <style:style style:name="T20" style:family="text">
      <style:text-properties style:font-name="Arial" fo:font-size="10pt" fo:font-weight="bold" officeooo:rsid="00049ff4" style:font-name-asian="Arial2" style:font-size-asian="10pt" style:font-weight-asian="bold" style:font-name-complex="Arial2" style:font-size-complex="10pt"/>
    </style:style>
    <style:style style:name="T21" style:family="text">
      <style:text-properties style:font-name="Arial" fo:font-style="italic" officeooo:rsid="0005c14f" style:font-name-asian="Arial2" style:font-style-asian="italic" style:font-name-complex="Arial2" style:font-style-complex="italic"/>
    </style:style>
    <style:style style:name="T22" style:family="text">
      <style:text-properties officeooo:rsid="00049ff4"/>
    </style:style>
    <style:style style:name="T23" style:family="text">
      <style:text-properties officeooo:rsid="0005543a"/>
    </style:style>
    <style:style style:name="T24" style:family="text">
      <style:text-properties fo:font-style="italic" style:font-style-asian="italic" style:font-style-complex="italic"/>
    </style:style>
    <style:style style:name="T25" style:family="text">
      <style:text-properties fo:font-style="italic" officeooo:rsid="000cedf3" style:font-style-asian="italic" style:font-style-complex="italic"/>
    </style:style>
    <style:style style:name="T26" style:family="text">
      <style:text-properties fo:font-style="italic" officeooo:rsid="000fbf10" style:font-style-asian="italic" style:font-style-complex="italic"/>
    </style:style>
    <style:style style:name="T27" style:family="text">
      <style:text-properties fo:font-style="italic" officeooo:rsid="0005c14f" style:font-style-asian="italic" style:font-style-complex="italic"/>
    </style:style>
    <style:style style:name="T28" style:family="text">
      <style:text-properties fo:font-style="italic" officeooo:rsid="000dec94"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05c14f" style:font-style-asian="italic" style:font-weight-asian="normal" style:font-style-complex="italic" style:font-weight-complex="normal"/>
    </style:style>
    <style:style style:name="T32" style:family="text">
      <style:text-properties fo:font-style="italic" style:font-name-asian="Arial2" style:font-style-asian="italic" style:font-name-complex="Arial2" style:font-style-complex="italic"/>
    </style:style>
    <style:style style:name="T33" style:family="text">
      <style:text-properties fo:font-style="normal" style:font-style-asian="normal" style:font-style-complex="normal"/>
    </style:style>
    <style:style style:name="T34" style:family="text">
      <style:text-properties fo:font-style="normal" officeooo:rsid="0010f504"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officeooo:rsid="00066480"/>
    </style:style>
    <style:style style:name="T37" style:family="text">
      <style:text-properties officeooo:rsid="000b3e42"/>
    </style:style>
    <style:style style:name="T38" style:family="text">
      <style:text-properties officeooo:rsid="000cedf3"/>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fo:font-style="italic" officeooo:rsid="000cedf3" style:font-size-asian="10pt" style:font-style-asian="italic" style:font-size-complex="10pt" style:font-style-complex="italic"/>
    </style:style>
    <style:style style:name="T41" style:family="text">
      <style:text-properties fo:font-size="10pt" style:font-size-asian="10pt" style:font-size-complex="10pt"/>
    </style:style>
    <style:style style:name="T42" style:family="text">
      <style:text-properties fo:font-size="10pt" officeooo:rsid="000d82d9" style:font-size-asian="10pt" style:font-size-complex="10pt"/>
    </style:style>
    <style:style style:name="T43" style:family="text">
      <style:text-properties fo:font-size="10pt" officeooo:rsid="000dec94" style:font-size-asian="10pt" style:font-size-complex="10pt"/>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size="10pt" fo:font-style="normal" officeooo:rsid="000d82d9" style:font-size-asian="10pt" style:font-style-asian="normal" style:font-size-complex="10pt" style:font-style-complex="normal"/>
    </style:style>
    <style:style style:name="T46" style:family="text">
      <style:text-properties officeooo:rsid="000d82d9"/>
    </style:style>
    <style:style style:name="T47" style:family="text">
      <style:text-properties officeooo:rsid="000dec94"/>
    </style:style>
    <style:style style:name="T48" style:family="text">
      <style:text-properties officeooo:rsid="000e7bc2"/>
    </style:style>
    <style:style style:name="T49" style:family="text">
      <style:text-properties officeooo:rsid="000fbf10"/>
    </style:style>
    <style:style style:name="T50" style:family="text">
      <style:text-properties officeooo:rsid="0010f504"/>
    </style:style>
    <style:style style:name="T51" style:family="text">
      <style:text-properties fo:font-variant="normal" fo:text-transform="none" fo:color="#000000" style:font-name="Arial1" fo:font-size="10pt" fo:letter-spacing="normal" fo:font-style="normal" fo:font-weight="normal" officeooo:rsid="0005543a" style:font-name-asian="Arial2" style:font-size-asian="10pt" style:font-name-complex="Arial2" style:font-size-complex="10pt"/>
    </style:style>
    <style:style style:name="T52" style:family="text">
      <style:text-properties fo:font-variant="normal" fo:text-transform="none" fo:color="#000000" style:font-name="Whitney" fo:font-size="9pt" fo:letter-spacing="normal" fo:font-style="normal" fo:font-weight="normal" officeooo:rsid="0005543a" style:font-name-asian="Arial2" style:font-size-asian="10pt" style:font-name-complex="Arial2" style:font-size-complex="10pt"/>
    </style:style>
    <style:style style:name="T53" style:family="text">
      <style:text-properties fo:font-variant="normal" fo:text-transform="none" fo:color="#000000" fo:letter-spacing="normal" fo:font-style="normal" fo:font-weight="normal" officeooo:rsid="0005543a" style:font-name-asian="Arial2" style:font-name-complex="Arial2"/>
    </style:style>
    <style:style style:name="T54" style:family="text">
      <style:text-properties officeooo:rsid="00141965"/>
    </style:style>
    <style:style style:name="T55" style:family="text">
      <style:text-properties officeooo:rsid="00158996"/>
    </style:style>
    <style:style style:name="T56" style:family="text">
      <style:text-properties officeooo:rsid="0016af33"/>
    </style:style>
    <style:style style:name="T57" style:family="text">
      <style:text-properties officeooo:rsid="00175ea5"/>
    </style:style>
    <style:style style:name="T58" style:family="text">
      <style:text-properties officeooo:rsid="0018cbef"/>
    </style:style>
    <style:style style:name="T59" style:family="text">
      <style:text-properties officeooo:rsid="001a1856"/>
    </style:style>
    <style:style style:name="T60" style:family="text">
      <style:text-properties style:font-name-asian="Arial2" style:font-name-complex="Arial2"/>
    </style:style>
    <style:style style:name="T61" style:family="text">
      <style:text-properties officeooo:rsid="001a396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onditions générales d<text:span text:style-name="T22">e vente - Internet</text:span></text:p>
      <text:p text:style-name="P1">En vigueur au 01/0<text:span text:style-name="T54">4</text:span>/202<text:span text:style-name="T54">1</text:span></text:p>
      <text:p text:style-name="P2"> </text:p>
      <text:p text:style-name="P27"><text:span text:style-name="T55">Article</text:span> 1 : <text:span text:style-name="T22">Champ d’application</text:span></text:p>
      <text:p text:style-name="Standard"><text:span text:style-name="T15"><text:line-break/>Les présentes </text:span><text:span text:style-name="T16">C</text:span><text:span text:style-name="T15">onditions </text:span><text:span text:style-name="T16">G</text:span><text:span text:style-name="T15">énérales </text:span><text:span text:style-name="T16">de Vente</text:span><text:span text:style-name="T15"> (dites « </text:span><text:span text:style-name="T19">CG</text:span><text:span text:style-name="T20">V</text:span><text:span text:style-name="T15"> ») </text:span><text:span text:style-name="T16">s’appliquent, sans restriction ni réserve à l’ensemble es ventes conclues par le Vendeur auprès d’acheteurs non professionnels (« Les Clients ou le Client »), désirant </text:span><text:span text:style-name="T18">acquérir</text:span><text:span text:style-name="T16"> les produits </text:span><text:span text:style-name="T18">proposés</text:span><text:span text:style-name="T16"> à la vente (« les Produits ») par le Vendeur sur le site </text:span><text:span text:style-name="T13">strangeday.fr</text:span><text:span text:style-name="T16">. Les Produits </text:span><text:span text:style-name="T18">proposés</text:span><text:span text:style-name="T16"> à la vente sur le site sont les suivants :</text:span></text:p>
      <text:list xml:id="list4251757704439983993" text:style-name="L1">
        <text:list-item>
          <text:p text:style-name="P58">Affiches, Vêtements <text:span text:style-name="T55">et Accessoires divers</text:span></text:p>
        </text:list-item>
      </text:list>
      <text:p text:style-name="Standard"><text:span text:style-name="T16">Les caractéristiques principales des Produits et notamment les spécifications, illustrations et indications de dimensions ou de capacité des Produits, sont présentées sur le site </text:span><text:span text:style-name="T13">strangeday.fr</text:span><text:span text:style-name="T15"> ce dont le client est tenu de prendre connaissance avant de commander.</text:span></text:p>
      <text:p text:style-name="P18"><text:span text:style-name="T15">Le choix et l’achat d’un Produit sont de la seule </text:span><text:span text:style-name="T18">responsabilité</text:span><text:span text:style-name="T15"> du Client.</text:span></text:p>
      <text:p text:style-name="P18"><text:span text:style-name="T15">Les offres de Produits s’entendent dans la limite des stocks disponibles, tels que </text:span><text:span text:style-name="T18">précisés</text:span><text:span text:style-name="T15"> lors de la passation de la commande.</text:span></text:p>
      <text:p text:style-name="Standard"><text:span text:style-name="T16">Ces CGV sont accessibles à tout moment sur le site </text:span><text:span text:style-name="T13">strangeday.fr</text:span><text:span text:style-name="T15"> et prévaudront sur tout autre document.</text:span></text:p>
      <text:p text:style-name="Standard"><text:span text:style-name="T16">Le Client déclare avoir pris connaissance des présentes CGV et les avoir acceptées en cochant la case prévue à cet effet avant la mise en œuvre de la </text:span><text:span text:style-name="T18">procédure</text:span><text:span text:style-name="T16"> de commande en ligne du site </text:span><text:span text:style-name="T13">strangeday.fr</text:span><text:span text:style-name="T12">.</text:span></text:p>
      <text:p text:style-name="P12">Sauf preuve contraire, les données enregistrées dans le système informatique du Vendeur constituent la preuve de l’ensemble des transaction conclues avec le Client.</text:p>
      <text:p text:style-name="P12">Les coordonnées du Vendeur sont les suivantes :</text:p>
      <text:p text:style-name="P61"><text:span text:style-name="T16"><text:tab/>Yoann Dogbe</text:span></text:p>
      <text:p text:style-name="P61"><text:span text:style-name="T17"><text:tab/>mail : </text:span><text:span text:style-name="T14">contact@strangeday.fr</text:span></text:p>
      <text:p text:style-name="P60"/>
      <text:p text:style-name="Standard"><text:span text:style-name="T17">Les Produits présentés sur le site </text:span><text:span text:style-name="T13">strangeday.fr</text:span><text:span text:style-name="T15"> sont proposés à la vente en France métropolitaine ainsi qu’en Belgique.</text:span></text:p>
      <text:p text:style-name="P5">En cas de commande vers un pays autre que ceux cités ci-dessus, le Client est l’importateur du ou des Produits concernés.</text:p>
      <text:p text:style-name="P19"><text:span text:style-name="T15">Pour tout les Produits expédiés hors Union européenne et DOM-TOM, le prix sera calculé hors taxe </text:span><text:span text:style-name="T18">automatiquement</text:span><text:span text:style-name="T15"> sur la facture.</text:span></text:p>
      <text:p text:style-name="P5">Les droits de douane ou autre taxes locales ou droits d’importation ou taxe d’état sont susceptible d’être exigibles. Ils seront à la charge et relèvent de la seule responsabilité du Client.</text:p>
      <text:p text:style-name="P26"><text:span text:style-name="T55">Article</text:span> <text:span text:style-name="T23">2</text:span> : <text:span text:style-name="T23">Prix</text:span></text:p>
      <text:p text:style-name="P6">les Produits sont fournis aux tarifs en vigueur figurant sur le site <text:span text:style-name="T27">strangeday.fr</text:span><text:span text:style-name="T24"> </text:span><text:span text:style-name="T33">lors de l’enregistrement de la commande par la Vendeur.</text:span></text:p>
      <text:p text:style-name="P14">Les prix sont exprimés en Euros, TTC.</text:p>
      <text:p text:style-name="P7"><text:span text:style-name="T33">Les tarifs tiennent compte d’éventuelles réductions qui seraient consenties par le </text:span><text:span text:style-name="T34">Vendeur</text:span><text:span text:style-name="T33"> sur le site </text:span><text:span text:style-name="T27">strangeday.fr</text:span><text:span text:style-name="T33">.</text:span></text:p>
      <text:p text:style-name="P14">Ces tarifs sont fermes et non révisables pendant leur période de validité mais le Vendeur se réserve le droit, hors période de validité, d’en modifier les prix à tout moment.</text:p>
      <text:p text:style-name="P4"><text:soft-page-break/><text:span text:style-name="T33">Les prix ne comprennent pas les frais de traitement, </text:span><text:span text:style-name="T34">d’expédition</text:span><text:span text:style-name="T33">, de transport et de livraison, qui sont facturés en supplément, dans les conditions indiquées sur le site et calculés préalablement à la passation de la commande.</text:span></text:p>
      <text:p text:style-name="P14">Le paiement demandé au Client correspond au montant total de l’achat, y compris ces frais.</text:p>
      <text:p text:style-name="P14">Une facture est établie par le Vendeur et remise au Client lors de la livraison des Produits commandés.</text:p>
      <text:p text:style-name="P26"><text:span text:style-name="T56">Article</text:span> <text:span text:style-name="T23">3 </text:span>: <text:span text:style-name="T23">Commandes</text:span></text:p>
      <text:p text:style-name="P7">Il appartient au Client de <text:span text:style-name="T50">sélectionner</text:span> sur le site <text:span text:style-name="T27">strangeday.fr</text:span><text:span text:style-name="T29"> </text:span><text:span text:style-name="T35">les Produits qu’il désire commander, selon les modalités suivantes :</text:span></text:p>
      <text:p text:style-name="P17">Le Client choisi un ou plusieurs Produit(s) qu'il met dans son panier, Produit(s) qu'il pourra supprimer ou modifier avant la validation de sa commande et d'accepter les conditions générales de vente (CGV). Il rentrera ensuite ses coordonnées ou se connectera à son espace et choisira le mode ainsi que l'adresse de livraison. Le Client devra ensuite renseigner sur le mode de paiement (par carte ou virement) ainsi que l'adresse de facturation. Après validation des informations, la commande sera considéré définitive et exigera paiement de la part du Client.</text:p>
      <text:p text:style-name="P17">Les offres de Produits sont valables tant qu’elles sont visibles sur le site, dans la limite des stocks disponibles.</text:p>
      <text:p text:style-name="P17">La vente ne sera considérée comme valide qu’après paiement intégral du prix. Il appartient au Client de vérifier l’exactitude de la commande et de signaler immédiatement toute erreur.</text:p>
      <text:p text:style-name="P7"><text:span text:style-name="T35">Toute commande passée sur le site </text:span><text:span text:style-name="T31">strangeday.fr</text:span><text:span text:style-name="T30"> </text:span><text:span text:style-name="T35">constitue la formation d’un contrat conclu à distance entre le Client et le Vendeur.</text:span></text:p>
      <text:p text:style-name="P17">Le Vendeur se réserve le droit d’annuler ou de refuser toute commande d’un Client avec lequel il existerait un litige relatif au paiement d’une commande antérieure.</text:p>
      <text:p text:style-name="P17">Le Client pourra suivre l‘évolution de sa commande sur le site.</text:p>
      <text:p text:style-name="P26"><text:span text:style-name="T56">Article</text:span> 3 <text:span text:style-name="T56">bis </text:span>: <text:span text:style-name="T23">Espace Client - Compte</text:span></text:p>
      <text:p text:style-name="P14">Afin de passer commande, le Client est invité à créer un compte (espace personnel).</text:p>
      <text:p text:style-name="P14">Pour ce faire, il doit s’inscrire en remplissant le formulaire qui lui sera proposé au moment de sa commande <text:span text:style-name="T56">(ou lors de son inscription sur le site)</text:span> et s’engage à fournir des informations sincères et exactes concernant son état civil et ses coordonnées, notamment son adresse email.</text:p>
      <text:p text:style-name="P14">Le Client est responsable de la mise à jour des informations fournies. Il lui est précise qu’il peut les modifier en se connectant à son compte. </text:p>
      <text:p text:style-name="P14">Pour accéder à son espace personnel et aux historique de commande, le Client devra s’identifier à l’aide de adresse email et de son mot de passe qui lui seront communiqué après son inscription et qui sont strictement personnels. A ce titre, le Client s’en interdit toute divulgation. Dans le cas contraire, il restera seul responsable de l’usage qui en sera fait.</text:p>
      <text:p text:style-name="P14">Le Client pourra également solliciter sa désinscription en se rendant à la page dédiée sur son espace personnel ou en envoyant un email à : <text:span text:style-name="T56">contact@strangeday.fr</text:span>. Celle-ci sera effective dans un délai raisonnable.</text:p>
      <text:p text:style-name="P15">En cas de non <text:span text:style-name="T36">respect</text:span> des conditions générales de vente et/ou d’utilisation, le site <text:span text:style-name="T27">strangeday.fr</text:span> aura la possibilité de suspendre voire de fermer le compte d’un client après mise en demeure adressée par voie électronique et restée sans effet.</text:p>
      <text:p text:style-name="P14">Toute suppression de compte, quel qu’en soit le motif, engendre la suppression pure et simple de toute informations personnelles du Client.</text:p>
      <text:p text:style-name="P14">Tout événement dû à un cas de force majeur ayant pour <text:span text:style-name="T36">conséquence</text:span> un dysfonctionnement du site ou serveur et sous réserve de toute interruption ou modification en cas de maintenance, n’engage pas la responsabilité du Vendeur. </text:p>
      <text:p text:style-name="P14">La création du compte <text:span text:style-name="T36">entraîne</text:span> l’acceptation des présentes conditions générales de vente.</text:p>
      <text:p text:style-name="P26"><text:soft-page-break/><text:span text:style-name="T56">Article</text:span> 4 : <text:span text:style-name="T36">Conditions de paiement</text:span></text:p>
      <text:p text:style-name="P8">le prix est payé par voie de paiement sécurisé, selon les modalités suivantes :</text:p>
      <text:list xml:id="list2315836503523471604" text:style-name="L2">
        <text:list-item>
          <text:p text:style-name="P59">paiement par carte bancaire</text:p>
        </text:list-item>
        <text:list-item>
          <text:p text:style-name="P59">ou paiement par virement bancaire <text:span text:style-name="T56">(Paypal) </text:span>sur le compte du Vendeur (dont les coordonnées sont communiquées au Client lors de la passation de la commande)</text:p>
        </text:list-item>
      </text:list>
      <text:p text:style-name="P8">Le prix est payable comptant par le Client, en totalité au jour de la passation de la commande.</text:p>
      <text:p text:style-name="P9">Les données de paiement sont échangées en mode crypté grâce au protocole défini par le prestataire de paiement agréé intervenant pour les transactions bancaires réalisée sur le site <text:span text:style-name="T27">strangeday.fr</text:span><text:span text:style-name="T24">.</text:span></text:p>
      <text:p text:style-name="P16">Les paiements effectués par le Client ne seront considérés comme définitifs qu’après encaissement effectif par le vendeur des sommes dues.</text:p>
      <text:p text:style-name="P16">Le Vendeur ne sera pas tenu de procéder à la délivrance des Produits commandés par le Client si celui-ci ne lui en paye pas le prix en totalité dans les conditions ci-dessus indiquées .</text:p>
      <text:p text:style-name="P26"><text:span text:style-name="T57">Article</text:span> 5 : <text:span text:style-name="T36">Livraison</text:span></text:p>
      <text:p text:style-name="P10">Les produits commandés par le Client seront livrés en France métropolitaine ainsi qu’en Belgique.</text:p>
      <text:p text:style-name="P10">La livraison est constituée par le transfert au Client de la possession physique ou du contrôle du Produit. Sauf cas particulier ou indisponibilité d’un ou plusieurs Produits, les Produits commandés seront livrés en une seule fois.</text:p>
      <text:p text:style-name="P10">Le Ven<text:span text:style-name="T57">d</text:span>eur s’engage à faire ses meilleurs efforts pour livrer les produits commandés par le Client dans les délais ci-dessus précisés.</text:p>
      <text:p text:style-name="P10">Si les Produits commandés n’ont pas été livrés dans un délai de 14 jours après la date indicative de livraison, pour toute autre cause que la force majeure ou le fait du Client, la vente pourra être résolue à la demande écrite du Client dans les conditions prévues aux articles L 216-2, L 216-3 et L 241-4 du Code de la consommation. Les sommes versées par le Client lui seront alors restituées au plus tard dans les quatorze jours qui suivent la date de dénonciation du contrat, à l’exclusion de toute indemnisation ou retenue.</text:p>
      <text:p text:style-name="P10">Les livraisons sont assurées par un transporteur indépendant, à l’adresse mentionnée par le Client lors de la commande et à laquelle le transporteur pourra facilement accéder.</text:p>
      <text:p text:style-name="P11">Lorsque le Client lui-même s’est chargé de faire appel à un transporteur qu’il choisi lui-même, l<text:span text:style-name="T58">a</text:span> livraison est réputée effectuée dès la remise des Produits commandés par le Vendeur au transporteur qui les a acceptés sans réserves. Le Client reconnaît donc que c’est au transporteur qu’il appartient d’effectuer la livraison et ne dispose d’aucun recours en garantie contre le Vendeur en cas de défaut de livraison des marchandises transportées.</text:p>
      <text:p text:style-name="P11">En cas de demande particulière du Client concernant les conditions d’emballage ou de transport des produits commandés, dûment acceptées par écrit par le Vendeur, les coûts y liés feront l’objet d’une facturation spécifique complémentaire, sur devis préalablement accepté par écrit par le Client.</text:p>
      <text:p text:style-name="P11">Le Client est tenu de vérifier l’état des produits livrés. Il dispose d’un délai de 7 jours à compter de la livraison pour formuler des réclamations par mail accompagnées de tous les justificatifs y afférents (photos notamment). Passé ce délai et à défaut d’avoir respecté ces formalités, les Produits seront réputés conformes et exempts de tout vice apparent et aucune réclamation ne pourra être valablement acceptées par le Vendeur.</text:p>
      <text:p text:style-name="P11">Le Vendeur remboursera ou remplacera dans les plus brefs délais et à ses frais, les Produits livrés dont les défauts de conformité ou les vices apparents ou cachés auront été dûment prouvées par le Client, dans les conditions prévues aux articles L217-4 et suivant le Code de la consommation et celles prévues aux présentes CGV .</text:p>
      <text:p text:style-name="P11">Le transfert des risques de perte et de détérioration s’y rapportant, ne sera réalisé qu’au moment où le Client prendra physiquement possession des Produits. Les Produits voyagent donc aux risques et périls du Vendeur sauf lorsque le Client aura lui-même choisi le transporteur. A ce titre, les risques sont transférés au moment de la remise du bien au <text:soft-page-break/>transporteur.</text:p>
      <text:p text:style-name="P26"><text:span text:style-name="T59">Article</text:span> 6 : <text:span text:style-name="T37">Transfert de propriété</text:span></text:p>
      <text:p text:style-name="P13">Le transfert de propriété des Produits du Vendeur au Client ne sera réalisé qu’après complet paiement du prix par ce dernier, et ce quelle que soit la date de livraison desdits Produits</text:p>
      <text:p text:style-name="P26"><text:span text:style-name="T59">Article</text:span> 7 : <text:span text:style-name="T38">Droit de rétraction</text:span></text:p>
      <text:p text:style-name="P22">Selon les modalités de l'article L221-18 du Code de la Consommation :</text:p>
      <text:p text:style-name="P22">«<text:span text:style-name="T24">Le consommateur dispose d‘un délai de</text:span></text:p>
      <text:p text:style-name="P32">quatorze jours pour exercer son droit de rétractation d'un contrat conclu à distance, à la suite d‘un démarchage</text:p>
      <text:p text:style-name="P32">téléphonique ou hors établissement, sans avoir à motiver sa décision ni à supporter d‘autres coûts que ceux prévus</text:p>
      <text:p text:style-name="P32">aux a<text:span text:style-name="T38">rt</text:span>icles L. 221-23 à L. 221—25.</text:p>
      <text:p text:style-name="P32">Le délai mentionné au premier alinéa court à compter du jour :</text:p>
      <text:p text:style-name="P32">1 ° De la conclusion du contrat, pour les contrats de prestation de services et ceux mentionnés à l‘a<text:span text:style-name="T38">rt</text:span>icle L. 221-4 ;</text:p>
      <text:p text:style-name="P32">2° De la réception du bien par le consommateur ou un tiers, autre que le transporteur, désigné par lui, pour les</text:p>
      <text:p text:style-name="P32">contrats de vente de biens. Pour les contrats conclus hors établissement, le consommateur peut exercer son droit de</text:p>
      <text:p text:style-name="P32">rétractation à compter de la conclusion du contrat.</text:p>
      <text:p text:style-name="P32">Dans le cas d‘une commande portant sur plusieurs biens livrés séparément ou dans le cas d‘une commande d‘un bien</text:p>
      <text:p text:style-name="P44"><text:span text:style-name="T39">composé de lots ou de pièces multiples dont la livraison est échelonnée sur une période dé</text:span><text:span text:style-name="T40">fi</text:span><text:span text:style-name="T39">nie, le délai court à compter de la réception du dernier bien ou lot ou de la dernière pièce.<text:line-break/>Pour les contrats prévoyant la livraison régulière de biens pendant une période définie, le délai cour</text:span><text:span text:style-name="T40">t</text:span><text:span text:style-name="T39"> à compter de la réception du premier bien. </text:span><text:span text:style-name="T41">»</text:span></text:p>
      <text:p text:style-name="P35">Le droit de rétractation peut être exercé en ligne, à l'aide du formulaire de rétractation ci-joint et également disponible</text:p>
      <text:p text:style-name="P35">sur le site ou de toute autre déclaration, dénuée d'ambiguïté, exprimant la volonté de se rétracter et notamment par</text:p>
      <text:p text:style-name="P35">courrier postal adressé au Vendeur aux coordonnées postales ou mail indiquées à l’<text:span text:style-name="T59">article</text:span> 1 des CGV.</text:p>
      <text:p text:style-name="P35"/>
      <text:p text:style-name="P35">Les retours sont à effectuer dans leur état d‘origine et complets (emballage, accessoires, notice...) permettant leur</text:p>
      <text:p text:style-name="P35">recommercialisation à l'état neuf, accompagnés de la facture d'achat.</text:p>
      <text:p text:style-name="P35"/>
      <text:p text:style-name="P35">Les Produits endommagés, salis ou incomplets ne sont pas repris.</text:p>
      <text:p text:style-name="P35"/>
      <text:p text:style-name="P35">Les frais de retour restant à la charge du Client.</text:p>
      <text:p text:style-name="P35"/>
      <text:p text:style-name="P35">L‘échange (sous réserve de disponibilité) ou le remboursement sera effectué dans un délai de 14 jours à compter de la</text:p>
      <text:p text:style-name="P47">réception, par le Vendeur, des Produits retournés par le Client dans les conditions prévues au présent article.</text:p>
      <text:p text:style-name="P28"><text:span text:style-name="T3">Article</text:span><text:span text:style-name="T1"> 8 : </text:span><text:span text:style-name="T2">Responsabilité du Vendeur - Garanties</text:span></text:p>
      <text:p text:style-name="P21">Les Produits fournis par le Vendeur béné<text:span text:style-name="T38">fi</text:span>cient :</text:p>
      <text:list xml:id="list6501921695467760127" text:style-name="L3">
        <text:list-item>
          <text:p text:style-name="P62">de la garantie légale de conformité, pour les Produits défectueux, abîmés ou endommagés ou ne correspondant pas à la commande,</text:p>
        </text:list-item>
        <text:list-item>
          <text:p text:style-name="P56">de la garantie légale contre les vices cachés provenant d‘un défaut de matière, de conception ou de fabrication a<text:span text:style-name="T38">ff</text:span>ectant les produits livrés et les rendant impropres à l'utilisation</text:p>
          <text:p text:style-name="P67"/>
        </text:list-item>
      </text:list>
      <text:p text:style-name="P41"><text:span text:style-name="T38">Dispositions</text:span> relatives aux garanties légales</text:p>
      <text:p text:style-name="P41"/>
      <text:p text:style-name="P35">Article L217—4 du Code de la consommation</text:p>
      <text:p text:style-name="P30"/>
      <text:p text:style-name="P30">« <text:span text:style-name="T24">Le vendeur est tenu de livrer un bien conforme au contrat et répond des défauts de conformité existant lors de la</text:span></text:p>
      <text:p text:style-name="P32">délivrance. Il répond également des défauts de conformité résultent de l‘emballage, des instructions de montage ou de</text:p>
      <text:p text:style-name="P30"><text:span text:style-name="T24">l‘installation lorsque celle-ci a été mise à sa charge parle contrat ou a été réalisée sous sa responsabilité</text:span>. »</text:p>
      <text:p text:style-name="P30"/>
      <text:p text:style-name="P47">Article L217—5 du Code de la consommation <text:s text:c="2"/></text:p>
      <text:p text:style-name="P24"><text:soft-page-break/><text:span text:style-name="T60">« </text:span><text:span text:style-name="T32">Le bien est conforme au contrat :</text:span></text:p>
      <text:p text:style-name="P23"><text:span text:style-name="T24">1</text:span><text:span text:style-name="T25">°</text:span><text:span text:style-name="T24"> S'il est propre à l'usage habituellement attendu d‘un bien semblable et, le cas échéant :</text:span></text:p>
      <text:p text:style-name="P23"><text:span text:style-name="T24">- s‘il correspond à la desc</text:span><text:span text:style-name="T25">ri</text:span><text:span text:style-name="T24">ption donnée par le vendeur et possède les qualités que celui-ci a présentées à l‘acheteur</text:span></text:p>
      <text:p text:style-name="P33">sous forme d‘échantillon ou de modèle ;</text:p>
      <text:p text:style-name="P33"/>
      <text:p text:style-name="P33">- s‘il présente les qualités qu‘un acheteur peut légitimement attendre eu égard aux déclarations publiques faites par le</text:p>
      <text:p text:style-name="P32">vendeur, par le producteur ou par son représentant, notamment dans la publicité ou l‘étiquetage ;</text:p>
      <text:p text:style-name="P32"/>
      <text:p text:style-name="P32">2<text:span text:style-name="T38">° </text:span>Ou s‘il présente les caractéristiques dé<text:span text:style-name="T46">fi</text:span>nies d‘un commun accord par les parties ou est propre à tout usage spécial</text:p>
      <text:p text:style-name="P32">recherché pari“acheteur, porté à la connaissance du vendeur et que ce dernier a accepté. »</text:p>
      <text:p text:style-name="P32"/>
      <text:p text:style-name="P42">Article L217—12 du Code de la consommation</text:p>
      <text:p text:style-name="P34"/>
      <text:p text:style-name="P32">« L‘action résultant du défaut de conformité se <text:span text:style-name="T46">prescrit</text:span> par deux ans à compter de la délivrance du bien. »</text:p>
      <text:p text:style-name="P32"/>
      <text:p text:style-name="P42">Article 1641 du Code civil.</text:p>
      <text:p text:style-name="P34"/>
      <text:p text:style-name="P32">« Le vendeur est tenu de la garantie à raison des défauts cachés de la chose vendue qui la rendent impropre à l‘usage</text:p>
      <text:p text:style-name="P32">auquel on le destine, ou qui diminuent tellement cet usage, que l'acheteur ne l‘aurait pas acquise, ou n‘en aurait donné</text:p>
      <text:p text:style-name="P32">qu‘un moindre prix, s‘il les avait connus. »</text:p>
      <text:p text:style-name="P32"/>
      <text:p text:style-name="P42">Article 1648 alinéa 1er du Code civil</text:p>
      <text:p text:style-name="P34"/>
      <text:p text:style-name="P32">« L‘action résultent des vices rédhibitoires doit être intentée par l'acquéreur dans un délai de deux ans à compter de la</text:p>
      <text:p text:style-name="P32">découverte du vice. »</text:p>
      <text:p text:style-name="P32"/>
      <text:p text:style-name="P42">Article L217—16 du Code de la consommation.</text:p>
      <text:p text:style-name="P34"/>
      <text:p text:style-name="P32">« Lorsque l‘acheteur demande au vendeur, pendant le cours de la garantie commerciale qui lui a été consentie lors de</text:p>
      <text:p text:style-name="P32">l'acquisition ou de la réparation d‘un bien meuble, une remise en état <text:span text:style-name="T46">couverte</text:span> par la garantie, toute période</text:p>
      <text:p text:style-name="P32">d‘immobilisation d‘au moins sept jours vient s‘ajouter à la durée de la garantie qui restait à courir. Cette période court à</text:p>
      <text:p text:style-name="P32">compter de la demande d‘intervention de l‘acheteur ou de la mise à disposition pour réparation du bien en cause, si</text:p>
      <text:p text:style-name="P32">cette mise à disposition est postérieure à la demande d'intervention. »</text:p>
      <text:p text:style-name="P32"/>
      <text:p text:style-name="P46"><text:span text:style-name="T44">A</text:span><text:span text:style-name="T45">fi</text:span><text:span text:style-name="T44">n de faire valoir ses droits. le Client devra informer le Vendeur, </text:span><text:span text:style-name="T45">par</text:span><text:span text:style-name="T44"> écrit </text:span><text:span text:style-name="T45">(</text:span><text:span text:style-name="T44">ma</text:span><text:span text:style-name="T45">i</text:span><text:span text:style-name="T44">l ou courrier</text:span><text:span text:style-name="T45">)</text:span><text:span text:style-name="T44"> de la non-conformité des </text:span><text:span text:style-name="T41">Produits ou de l'existence des vices cachés à compter de leur découverte.</text:span></text:p>
      <text:p text:style-name="P35">Le Vendeur <text:span text:style-name="T46">remboursera</text:span>, remplacera ou fera réparer les Produits ou pièces sous garantie jugés non conformes ou</text:p>
      <text:p text:style-name="P35">défectueux.</text:p>
      <text:p text:style-name="P35"/>
      <text:p text:style-name="P35">Les frais d‘envoi seront remboursés sur la base du <text:span text:style-name="T46">tarif facturé</text:span> et les frais de retour seront remboursés sur</text:p>
      <text:p text:style-name="P35">présentation des justi<text:span text:style-name="T46">fi</text:span>catifs.</text:p>
      <text:p text:style-name="P35"/>
      <text:p text:style-name="P35">Les remboursements, remplacements ou réparations des Produits jugés non conformes ou défectueux seront</text:p>
      <text:p text:style-name="P35">effectués dans les meilleurs délais et au plus tard dans les 14 jours jours suivant la constatation par le Vendeur du</text:p>
      <text:p text:style-name="P35">défaut de conformité ou du vice caché. Ce remboursement pourra être fait par virement ou chèque bancaire.</text:p>
      <text:p text:style-name="P35"/>
      <text:p text:style-name="P35">La responsabilité du Vendeur ne saurait être engagée dans les cas suivants :</text:p>
      <text:list xml:id="list4006143141980984988" text:style-name="L4">
        <text:list-item>
          <text:p text:style-name="P65"><text:span text:style-name="T41">non respect de la législation du pays dans lequel les produits sont livrés, qu‘il appartient au Client de véri</text:span><text:span text:style-name="T42">fi</text:span><text:span text:style-name="T41">er,</text:span></text:p>
        </text:list-item>
        <text:list-item>
          <text:p text:style-name="P65"><text:span text:style-name="T41">en cas de mauvaise utilisation, d'utilisation à des </text:span><text:span text:style-name="T42">fi</text:span><text:span text:style-name="T41">ns professionnelles, négligence ou défaut d‘entretien de la part du Client, comme en cas d'usure normale du Produit, d'accident ou de force majeure</text:span><text:span text:style-name="T42">.</text:span></text:p>
        </text:list-item>
        <text:list-item>
          <text:p text:style-name="P63">Les photographies et graphismes présentés sur le site ne sont pas contractuels et ne sauraient engager la responsabilité du Vendeur.</text:p>
        </text:list-item>
      </text:list>
      <text:p text:style-name="P35">La garantie du Vendeur est, en tout état de cause, limitée au remplacement ou au remboursement des Produits non</text:p>
      <text:p text:style-name="P47">conformes ou affectés d‘un vice.</text:p>
      <text:p text:style-name="P29"><text:span text:style-name="T8">Article</text:span><text:span text:style-name="T7"> </text:span><text:span text:style-name="T9">9</text:span><text:span text:style-name="T7"> : </text:span><text:span text:style-name="T9">Données personnelles</text:span></text:p>
      <text:p text:style-name="P25"><text:soft-page-break/>Le Client est informé que la collecte de ses données à caractère personnel est nécessaire à la vente des Produits par</text:p>
      <text:p text:style-name="P35">le Vendeur ainsi qu‘à leur transmission à des tiers à des <text:span text:style-name="T46">fi</text:span>ns de livraison des Produits. Ces données à caractère</text:p>
      <text:p text:style-name="P35">personnel sont récoltées uniquement pour l'exécution du contrat de vente.</text:p>
      <text:p text:style-name="P35"/>
      <text:p text:style-name="P49">9.1 Collecte des données à caractère personnel</text:p>
      <text:p text:style-name="P55"/>
      <text:p text:style-name="P38">Les données à caractère personnel qui sont collectées sur le site <text:span text:style-name="T21">strangeday.fr</text:span> sont les suivantes :</text:p>
      <text:p text:style-name="P35"/>
      <text:p text:style-name="P43">Ouverture de compte</text:p>
      <text:p text:style-name="P35"/>
      <text:p text:style-name="P47">Lors de la création du compte Client / utilisateur : <text:s/>Noms, prénoms, adresse postale, numéro de téléphone et adresse <text:span text:style-name="T46">e</text:span>mail.</text:p>
      <text:p text:style-name="P43">Paiement</text:p>
      <text:p text:style-name="P43"/>
      <text:p text:style-name="P38">Dans le cadre du paiement des Produits proposés sur le site <text:span text:style-name="T21">strangeday.fr</text:span>, <text:span text:style-name="T59">celui-ci n’enregistre pas les données financières </text:span>relatives au compte bancaire ou à la carte de crédit du Client / <text:span text:style-name="T59">U</text:span>tilisateur. <text:span text:style-name="T59">Toutefois, elles sont transmises au service tiers qui se charge de la transaction bancaire. Ainsi, le site ne peut être tenu responsable de toute fuite potentielle des informations bancaire du Client / Utilisateur</text:span></text:p>
      <text:p text:style-name="P35"/>
      <text:p text:style-name="P49">9.2 Destinataires des données à caractère personnel</text:p>
      <text:p text:style-name="P55"/>
      <text:p text:style-name="P35">Les données à caractère personnel sont utilisées par le Vendeur et ses co-contractants pour l’exécution du contrat et</text:p>
      <text:p text:style-name="P35">pour assurer <text:span text:style-name="T47">l’efficacité</text:span> de la prestation de vente et de délivrance des Produits.</text:p>
      <text:p text:style-name="P35"/>
      <text:p text:style-name="P35">La ou les catégorie(s) de co-contractant(s) est (sont) :</text:p>
      <text:list xml:id="list4522931627554077628" text:style-name="L5">
        <text:list-item>
          <text:p text:style-name="P64">Les prestataires de transport</text:p>
        </text:list-item>
        <text:list-item>
          <text:p text:style-name="P64">Les prestataires établissements de paiement</text:p>
        </text:list-item>
      </text:list>
      <text:p text:style-name="P36"/>
      <text:p text:style-name="P49">9.3 Responsable de traitement</text:p>
      <text:p text:style-name="P55"/>
      <text:p text:style-name="P35">Les responsables de traitement des données, au sens de la loi Informatique et libertés et à compter du 25 mai 2018</text:p>
      <text:p text:style-name="P35">du Règlement 2016/679 sur la protection des données à caractère personnel, <text:span text:style-name="T47">sont le Vendeur ainsi que l’éditeur du site joignable via le email </text:span><text:span text:style-name="T28">contact@strangeday.fr.</text:span></text:p>
      <text:p text:style-name="P35"/>
      <text:p text:style-name="P49">9.4 limitation du traitement</text:p>
      <text:p text:style-name="P55"/>
      <text:p text:style-name="P35"><text:span text:style-name="T47">Sauf</text:span> si le Client exprime son accord exprès, ses données à caractère personnelles ne sont pas utilisées à des <text:span text:style-name="T47">fi</text:span>ns</text:p>
      <text:p text:style-name="P35">publicitaires ou marketing.</text:p>
      <text:p text:style-name="P35"/>
      <text:p text:style-name="P49">9.5 Durée de conservation des données</text:p>
      <text:p text:style-name="P55"/>
      <text:p text:style-name="P35">Le Vendeur conservera les données ainsi recueillies pendant un délai de 5 ans, couvrant le temps de la prescription de</text:p>
      <text:p text:style-name="P35">la responsabilité civile contractuelle applicable.</text:p>
      <text:p text:style-name="P35"/>
      <text:p text:style-name="P49">9.6 Sécurité et con<text:span text:style-name="T47">fi</text:span>dentialité</text:p>
      <text:p text:style-name="P55"/>
      <text:p text:style-name="P35">Le Vendeur met en œuvre des mesures organisationnelles, techniques, logicielles et physiques en matière de sécurité</text:p>
      <text:p text:style-name="P47">du numérique pour protéger les données personnelles contre les altérations, destructions et accès non autorisés. <text:s/></text:p>
      <text:p text:style-name="P48">Toutefois il e<text:span text:style-name="T48">st</text:span> à signaler qu’Internet n’est pas un environnement complètement sécurisé et le Vendeur ne peut garantir la sécurité de la transmission ou du stockage des informations sur Internet.</text:p>
      <text:p text:style-name="P49">9.7 Mise en œuvre des droits des Clients et utilisateurs</text:p>
      <text:p text:style-name="P55"/>
      <text:p text:style-name="P35"><text:soft-page-break/>En application de la réglementation applicable aux données à caractère personnel, les Clients et utilisateurs du site</text:p>
      <text:p text:style-name="P39"><text:span text:style-name="T21">strangeday.fr</text:span> disposent des droits suivants :</text:p>
      <text:list xml:id="list55661018857372083" text:style-name="L6">
        <text:list-item>
          <text:p text:style-name="P66"><text:span text:style-name="T41">Ils peuvent mettre à jour ou supprimer les données qui les concernent de la manière suivante :<text:line-break/>A</text:span><text:span text:style-name="T43">fi</text:span><text:span text:style-name="T41">n de supprimer ses données personnelles du site, le Client peut se connecter à son espace client puis cliquer sur le menu "Se Désinscrire". Il lui sera alors demandé la </text:span><text:span text:style-name="T43">confirmation</text:span><text:span text:style-name="T41"> de l'action puis ses données seront </text:span><text:span text:style-name="T43">définitivement</text:span><text:span text:style-name="T41"> supprimées du site.</text:span></text:p>
        </text:list-item>
        <text:list-item>
          <text:p text:style-name="P57">Ils peuvent supprimer leur compte en écrivant à l'adresse électronique indiqué à l'article 9.3 « Responsable de traitement »</text:p>
        </text:list-item>
        <text:list-item>
          <text:p text:style-name="P57">Ils peuvent exercer leur droit d’accès pour connaître les données personnelles les concernant en écrivant à l'adresse indiqué à l'article 9-3 « Responsable de traitement »</text:p>
        </text:list-item>
        <text:list-item>
          <text:p text:style-name="P57">Si les données à caractère personnel détenues par le Vendeur sont inexactes, ils peuvent demander la mise à jour des informations des informations en écrivant à l'adresse indiqué à l'article 9-3 « Responsable de traitement »</text:p>
        </text:list-item>
        <text:list-item>
          <text:p text:style-name="P57">Ils peuvent demander la suppression de leurs données à caractère personnel, conformément aux lois applicables en matière de protection des données en écrivant à l'adresse indiqué à l'article 9-3 « Responsable de traitement »</text:p>
        </text:list-item>
        <text:list-item>
          <text:p text:style-name="P57">Ils peuvent également solliciter la portabilité des données détenues par le Vendeur vers un autre prestataire</text:p>
        </text:list-item>
        <text:list-item>
          <text:p text:style-name="P57">En<text:span text:style-name="T47">fi</text:span>n, ils peuvent s'opposer au traitement de leurs données par le Vendeur</text:p>
        </text:list-item>
      </text:list>
      <text:p text:style-name="P54"/>
      <text:p text:style-name="P35">Ces droits, dès lors qu’ils ne s'opposent pas à la <text:span text:style-name="T48">fi</text:span>nalité du traitement, peuvent être exercé en adressant une</text:p>
      <text:p text:style-name="P35">demande par courrier ou par <text:span text:style-name="T48">e</text:span>mail au Responsable de traitement dont les coordonnées sont indiquées ci-dessus.</text:p>
      <text:p text:style-name="P35"/>
      <text:p text:style-name="P35">Le responsable de traitement doit apporter une réponse dans un délai maximum d'un mois.</text:p>
      <text:p text:style-name="P35"/>
      <text:p text:style-name="P47">En cas de refus de faire droit à la demande du Client, celui-ci doit être motivé.</text:p>
      <text:p text:style-name="P47">Le Client est informé qu'en cas de refus, il peut introduire une réclamation auprès de la CNIL (3 place de Fontenoy, 75007 PARIS) ou saisir une autorité judiciaire.</text:p>
      <text:p text:style-name="P35">Le Client peut être invité à cocher une case au titre de laquelle il accepte de recevoir des mails à caractère informatifs</text:p>
      <text:p text:style-name="P35">et publicitaires de la part du Vendeur. Il aura toujours la possibilité de retirer son accord à tout moment en contactant</text:p>
      <text:p text:style-name="P47">le Vendeur (coordonnées ci-dessus) ou en suivant le lien de désabonnement.</text:p>
      <text:p text:style-name="P51"><text:span text:style-name="T61">Article</text:span> 10 : P<text:span text:style-name="T48">ropriété intellectuelle</text:span></text:p>
      <text:p text:style-name="P35"/>
      <text:p text:style-name="P39">Le contenu du site <text:span text:style-name="T21">strangeday.fr</text:span> est la propriété du Vendeur et de ses partenaires et est protégé par les lois</text:p>
      <text:p text:style-name="P35">françaises et internationales relatives à la propriété intellectuelle.</text:p>
      <text:p text:style-name="P35"/>
      <text:p text:style-name="P35">Toute reproduction totale ou partielle de ce contenu est strictement interdite et est susceptible de constituer un délit</text:p>
      <text:p text:style-name="P35">de contrefaçon.</text:p>
      <text:p text:style-name="P35"/>
      <text:p text:style-name="P52"><text:span text:style-name="T61">Article</text:span> 1<text:span text:style-name="T48">1</text:span> : <text:span text:style-name="T48">Droit applicable - Langue</text:span></text:p>
      <text:p text:style-name="P35"/>
      <text:p text:style-name="P35">Les présentes CGV et les opérations qui en découlent sont régies et soumises au droit français.</text:p>
      <text:p text:style-name="P35"/>
      <text:p text:style-name="P35">Les présentes CGV sont rédigées en langue française. Dans le cas où elles seraient traduites en une ou plusieurs</text:p>
      <text:p text:style-name="P35">langues étrangères, seul le texte français ferait foi en cas de litige.</text:p>
      <text:p text:style-name="P35"/>
      <text:p text:style-name="P35"/>
      <text:p text:style-name="P52">ARTICLE 1<text:span text:style-name="T48">2</text:span> : <text:span text:style-name="T48">Litiges</text:span></text:p>
      <text:p text:style-name="P35"/>
      <text:p text:style-name="P35">Pour toute réclamation merci de contacter le service clientèle à l‘adresse postale ou mail du Vendeur indiquée à</text:p>
      <text:p text:style-name="P35"><text:span text:style-name="T61">l’article</text:span> 1 des présentes CGV.</text:p>
      <text:p text:style-name="P35">Le Client est informé qu'il peut en tout état de cause recourir à une médiation conventionnelle, auprès des instances</text:p>
      <text:p text:style-name="P35">de médiation sectorielles existantes ou à tout mode alternatif de règlement des différends (conciliation, par exemple)</text:p>
      <text:p text:style-name="P37">en cas de contestation.</text:p>
      <text:p text:style-name="P37"/>
      <text:p text:style-name="P37"><text:soft-page-break/>Tous les litiges auxquels les opérations d‘achat et de vente conclues en application des présentes CGV et qui n'auraient pas fait l'objet d'un règlement amiable entre le vendeur ou par médiation, seront soumis aux tribunaux compétents dans les conditions de droit commun. <text:s/></text:p>
      <text:p text:style-name="P37"/>
      <text:p text:style-name="P37"/>
      <text:p text:style-name="P53">ANNEXE I</text:p>
      <text:p text:style-name="P50">Formulaire de rétractation</text:p>
      <text:p text:style-name="P35"/>
      <text:p text:style-name="P35">Date _________________</text:p>
      <text:p text:style-name="P35"/>
      <text:p text:style-name="P35">Le présent formulaire doit être complété et renvoyé uniquement si le Client souhaite se rétracter de la commande</text:p>
      <text:p text:style-name="P40">passée sur <text:span text:style-name="T21">strangeday.fr</text:span> sauf exclusions ou limites à l'exercice du droit de rétractation suivant les Conditions</text:p>
      <text:p text:style-name="P35">Générales de Vente applicables.</text:p>
      <text:p text:style-name="P35"/>
      <text:p text:style-name="P35">A l‘attention de Yoann Dogbe</text:p>
      <text:p text:style-name="P20"><text:span text:style-name="T53">7 rue des ebisoires</text:span><text:span text:style-name="T10"> </text:span><text:span text:style-name="T11">Plaisir 78370 France</text:span></text:p>
      <text:p text:style-name="P35"/>
      <text:p text:style-name="P35">Je noti<text:span text:style-name="T49">fi</text:span>e par la présente la rétractation du contrat portant sur le bien ci-dessous :</text:p>
      <text:p text:style-name="P35"/>
      <text:p text:style-name="P35">- Commande du <text:span text:style-name="T49">(</text:span><text:span text:style-name="T24">indiquer </text:span><text:span text:style-name="T26">l</text:span><text:span text:style-name="T24">a date</text:span>)</text:p>
      <text:p text:style-name="P35"/>
      <text:p text:style-name="P35">- Numéro de la commande : ……………………………………………...</text:p>
      <text:p text:style-name="P35"/>
      <text:p text:style-name="P35">- Nom du Client : …………………………………………………………...</text:p>
      <text:p text:style-name="P35"/>
      <text:p text:style-name="P35">- Adresse du Client : ……………………………………………………….</text:p>
      <text:p text:style-name="P35"/>
      <text:p text:style-name="P35"/>
      <text:p text:style-name="P47">Signature du Client <text:span text:style-name="T49">(</text:span><text:span text:style-name="T24">uniquement en cas de noti</text:span><text:span text:style-name="T26">fi</text:span><text:span text:style-name="T24">cation du présent fo</text:span><text:span text:style-name="T26">rm</text:span><text:span text:style-name="T24">ulaire sur papier</text:span>) <text:s text:c="2"/></text:p>
      <text:p text:style-name="P31"/>
      <text:p text:style-name="P45"/>
      <text:p text:style-name="P4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hitney" svg:font-family="Whitney, 'Helvetica Neue', Helvetica, Arial, sans-serif"/>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loext:graphic-properties draw:fill="solid" draw:fill-color="#ffffff"/>
      <style:paragraph-properties fo:background-color="#ffffff" fo:padding="0cm" fo:border="none"/>
      <style:text-properties fo:color="#000000"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loext:graphic-properties draw:fill="solid" draw:fill-color="#ffffff"/>
      <style:paragraph-properties fo:margin-top="0.635cm" fo:margin-bottom="0.635cm" loext:contextual-spacing="false" fo:line-height="100%" fo:background-color="#ffffff" fo:padding="0cm" fo:border="none"/>
      <style:text-properties fo:color="#000000"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64cm" fo:margin-bottom="1.764cm" fo:margin-left="1.411cm" fo:margin-right="1.411cm" style:writing-mode="lr-tb" style:layout-grid-color="#c0c0c0" style:layout-grid-lines="2441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23T15:52:40.903000000</dc:date>
    <meta:editing-duration>PT1H3M37S</meta:editing-duration>
    <meta:editing-cycles>16</meta:editing-cycles>
    <meta:generator>LibreOffice/5.1.4.2$Windows_X86_64 LibreOffice_project/f99d75f39f1c57ebdd7ffc5f42867c12031db97a</meta:generator>
    <meta:document-statistic meta:table-count="0" meta:image-count="0" meta:object-count="0" meta:page-count="8" meta:paragraph-count="213" meta:word-count="3867" meta:character-count="23849" meta:non-whitespace-character-count="20199"/>
  </office:meta>
</office:document-meta>
</file>